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GB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</office:automatic-styles>
  <office:body>
    <office:text text:use-soft-page-breaks="true">
      <text:p text:style-name="P1">Opdracht 1.</text:p>
      <text:p text:style-name="P2">.menuitem &gt; ul &gt; li&gt; a{</text:p>
      <text:p text:style-name="P3">Display:inline-block;</text:p>
      <text:p text:style-name="P4">Width: 150px</text:p>
      <text:p text:style-name="P5">}</text:p>
      <text:p text:style-name="P6">.menuitem &gt; ul&gt; li&gt; a{</text:p>
      <text:p text:style-name="P7">Color: red;</text:p>
      <text:p text:style-name="P8">}</text:p>
      <text:p text:style-name="P9"/>
      <text:p text:style-name="P10">Opdracht 2.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0-28T10:18:00Z</meta:creation-date>
    <dc:date>2022-11-08T17:44:00Z</dc:date>
    <meta:template xlink:href="Normal.dotm" xlink:type="simple"/>
    <meta:editing-cycles>2</meta:editing-cycles>
    <meta:editing-duration>PT0S</meta:editing-duration>
    <meta:document-statistic meta:page-count="1" meta:paragraph-count="1" meta:word-count="19" meta:character-count="123" meta:row-count="1" meta:non-whitespace-character-count="105"/>
  </office:meta>
</office:document-meta>
</file>